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iciaText-Regular" svg:font-family="NoticiaText-Regular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7.396cm" style:rel-column-width="28510*"/>
    </style:style>
    <style:style style:name="Таблица1.B" style:family="table-column">
      <style:table-column-properties style:column-width="9.604cm" style:rel-column-width="3702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mbria" fo:font-size="10pt" fo:font-weight="bold" officeooo:rsid="006d682f" officeooo:paragraph-rsid="006d682f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0pt" fo:font-weight="bold" officeooo:rsid="00662a31" officeooo:paragraph-rsid="00662a3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mbri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mbria" fo:font-size="10pt" officeooo:rsid="00662a31" officeooo:paragraph-rsid="00662a31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mbria" fo:font-size="10pt" officeooo:rsid="00662a31" officeooo:paragraph-rsid="0068d204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mbria" fo:font-size="10pt" officeooo:rsid="00662a31" officeooo:paragraph-rsid="0069cad7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mbria" fo:font-size="10pt" officeooo:rsid="00662a31" officeooo:paragraph-rsid="00711701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mbria" fo:font-size="10pt" officeooo:rsid="00662a31" officeooo:paragraph-rsid="006c86d3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Cambria" fo:font-size="10pt" officeooo:rsid="00662a31" officeooo:paragraph-rsid="006cb4ae" style:font-size-asian="10pt" style:font-size-complex="10pt"/>
    </style:style>
    <style:style style:name="P10" style:family="paragraph" style:parent-style-name="Standard">
      <style:text-properties style:font-name="Cambria" fo:font-size="10pt" officeooo:paragraph-rsid="00662a31" style:font-size-asian="10pt" style:font-size-complex="10pt"/>
    </style:style>
    <style:style style:name="P11" style:family="paragraph" style:parent-style-name="Standard">
      <style:paragraph-properties fo:break-before="page"/>
      <style:text-properties style:font-name="Cambria" fo:font-size="10pt" officeooo:paragraph-rsid="00662a31" style:font-size-asian="10pt" style:font-size-complex="10pt"/>
    </style:style>
    <style:style style:name="P12" style:family="paragraph" style:parent-style-name="Standard">
      <style:text-properties style:font-name="Cambria" fo:font-size="10pt" style:font-size-asian="10pt" style:font-size-complex="10pt"/>
    </style:style>
    <style:style style:name="P13" style:family="paragraph" style:parent-style-name="Standard">
      <style:text-properties style:font-name="Cambria" fo:font-size="10pt" officeooo:paragraph-rsid="00491661" style:font-size-asian="10pt" style:font-size-complex="10pt"/>
    </style:style>
    <style:style style:name="T1" style:family="text">
      <style:text-properties fo:language="en" fo:country="US" officeooo:rsid="006cb4a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cb4ae"/>
    </style:style>
    <style:style style:name="T4" style:family="text">
      <style:text-properties fo:language="ru" fo:country="RU" officeooo:rsid="00719b5e"/>
    </style:style>
    <style:style style:name="T5" style:family="text">
      <style:text-properties officeooo:rsid="00491661"/>
    </style:style>
    <style:style style:name="T6" style:family="text">
      <style:text-properties officeooo:rsid="00630c3c"/>
    </style:style>
    <style:style style:name="T7" style:family="text">
      <style:text-properties officeooo:rsid="00662a31"/>
    </style:style>
    <style:style style:name="T8" style:family="text">
      <style:text-properties officeooo:rsid="0067fc9b"/>
    </style:style>
    <style:style style:name="T9" style:family="text">
      <style:text-properties officeooo:rsid="0068d204"/>
    </style:style>
    <style:style style:name="T10" style:family="text">
      <style:text-properties officeooo:rsid="0069cad7"/>
    </style:style>
    <style:style style:name="T11" style:family="text">
      <style:text-properties officeooo:rsid="006c0a2f"/>
    </style:style>
    <style:style style:name="T12" style:family="text">
      <style:text-properties officeooo:rsid="006c23af"/>
    </style:style>
    <style:style style:name="T13" style:family="text">
      <style:text-properties officeooo:rsid="006c86d3"/>
    </style:style>
    <style:style style:name="T14" style:family="text">
      <style:text-properties officeooo:rsid="006cb4ae"/>
    </style:style>
    <style:style style:name="T15" style:family="text">
      <style:text-properties officeooo:rsid="00700932"/>
    </style:style>
    <style:style style:name="T16" style:family="text">
      <style:text-properties officeooo:rsid="007117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персонажа</text:p>
      <text:p text:style-name="P1"/>
      <text:p text:style-name="P4">Выбрать расу</text:p>
      <text:p text:style-name="P4">Выбрать Знак рождения</text:p>
      <text:p text:style-name="P4"><text:span text:style-name="T8">Выбрать 10 навыков из списка, они будут помечены как </text:span><text:span text:style-name="T12">Главные, назвать Профессией</text:span></text:p>
      <text:p text:style-name="P4"><text:span text:style-name="T8">Выбрать из этих навыков </text:span><text:span text:style-name="T11">три</text:span><text:span text:style-name="T8">, которые получат 1 ранг, и два, которые получат 2 ранг</text:span></text:p>
      <text:p text:style-name="P5"><text:span text:style-name="T10">Потратить 90 опыта на повышение атрибутов и навыков:</text:span></text:p>
      <text:p text:style-name="P5"><text:tab/><text:span text:style-name="T10">Атрибут повышение с </text:span>1 <text:span text:style-name="T10">до 2</text:span> <text:s/><text:span text:style-name="T10">стоит</text:span> 20 <text:span text:style-name="T10">опыта</text:span> </text:p>
      <text:p text:style-name="P6"><text:tab/><text:span text:style-name="T10">Атрибут повышение с 2</text:span> <text:span text:style-name="T10">до 3</text:span> <text:s/><text:span text:style-name="T10">стоит</text:span> <text:span text:style-name="T10">3</text:span>0 <text:span text:style-name="T10">опыта</text:span> </text:p>
      <text:p text:style-name="P6"><text:span text:style-name="T10"><text:tab/>Атрибут повышение с 3</text:span> <text:span text:style-name="T10">до 4</text:span> <text:s/><text:span text:style-name="T10">стоит</text:span> <text:span text:style-name="T10">4</text:span>0 <text:span text:style-name="T10">опыта</text:span> </text:p>
      <text:p text:style-name="P6"><text:span text:style-name="T10"><text:tab/>Навык повышение с 1</text:span> <text:span text:style-name="T10">до 2</text:span> <text:s/><text:span text:style-name="T10">стоит</text:span> <text:span text:style-name="T10">1</text:span>0 <text:span text:style-name="T10">опыта</text:span> </text:p>
      <text:p text:style-name="P4"><text:span text:style-name="T8">Определит</text:span><text:span text:style-name="T9">ь</text:span><text:span text:style-name="T8"> Мотивацию: Сила, Слабость, Желание, Страх</text:span></text:p>
      <text:p text:style-name="P4"><text:span text:style-name="T8">Выбрать стартовое снаряжение:</text:span></text:p>
      <text:p text:style-name="P7"><text:tab/><text:span text:style-name="T13">Оружие </text:span><text:span text:style-name="T16">(выберите один вариант)</text:span><text:span text:style-name="T13">: <text:tab/></text:span></text:p>
      <text:p text:style-name="P7"><text:span text:style-name="T8"><text:tab/><text:tab/>а) </text:span><text:span text:style-name="T12">двуручное оружие </text:span><text:span text:style-name="T13">(двуручный меч, двуручный топор, молот)</text:span><text:span text:style-name="T12">, </text:span></text:p>
      <text:p text:style-name="P8"><text:span text:style-name="T13"><text:tab/><text:tab/>б) </text:span><text:span text:style-name="T12">одноручное и щит </text:span><text:span text:style-name="T13">(короткий меч, топор, палица, копье)</text:span><text:span text:style-name="T12">, </text:span></text:p>
      <text:p text:style-name="P8"><text:span text:style-name="T13"><text:tab/><text:tab/>в) </text:span><text:span text:style-name="T12">дв</text:span><text:span text:style-name="T13">а</text:span><text:span text:style-name="T12"> одноручных </text:span><text:span text:style-name="T13">оружия (короткий меч, топор, палица, копье)</text:span><text:span text:style-name="T12">, </text:span></text:p>
      <text:p text:style-name="P8"><text:span text:style-name="T13"><text:tab/><text:tab/>г) короткий лук</text:span></text:p>
      <text:p text:style-name="P8"><text:tab/><text:tab/><text:span text:style-name="T15">д) 150 септимов</text:span></text:p>
      <text:p text:style-name="P7"><text:tab/><text:span text:style-name="T13">Доспехи </text:span><text:span text:style-name="T16">(выберите один вариант)</text:span><text:span text:style-name="T13">:</text:span></text:p>
      <text:p text:style-name="P4"><text:tab/><text:tab/><text:span text:style-name="T13">а) кожаная броня</text:span></text:p>
      <text:p text:style-name="P4"><text:tab/><text:tab/><text:span text:style-name="T13">б) </text:span><text:span text:style-name="T14">воровские обмотки</text:span></text:p>
      <text:p text:style-name="P4"><text:tab/><text:tab/><text:span text:style-name="T14">г) каджитские одежды</text:span></text:p>
      <text:p text:style-name="P4"><text:tab/><text:tab/><text:span text:style-name="T14">д) валенвудская кожа</text:span></text:p>
      <text:p text:style-name="P4"><text:tab/><text:tab/><text:span text:style-name="T14">е) роба подмастерья</text:span></text:p>
      <text:p text:style-name="P4"><text:tab/><text:tab/><text:span text:style-name="T14">ж) гражданская одежда</text:span></text:p>
      <text:p text:style-name="P4"><text:tab/><text:tab/><text:span text:style-name="T15">з) 150 септимов</text:span></text:p>
      <text:p text:style-name="P7"><text:tab/><text:span text:style-name="T14">Снаряжение </text:span><text:span text:style-name="T16">(</text:span><text:span text:style-name="T14">Базовый набор путешественника, а также </text:span><text:span text:style-name="T16">выберите один вариант)</text:span><text:span text:style-name="T14">:</text:span><text:tab/></text:p>
      <text:p text:style-name="P9"><text:span text:style-name="T8"><text:tab/><text:tab/></text:span><text:span text:style-name="T14">а</text:span><text:span text:style-name="T8">) </text:span><text:span text:style-name="T12">походное снаряжение </text:span><text:span text:style-name="T14">(веревка, </text:span><text:span text:style-name="T16">фонарь</text:span><text:span text:style-name="T14">)</text:span></text:p>
      <text:p text:style-name="P4"><text:tab/><text:tab/><text:span text:style-name="T14">б</text:span><text:span text:style-name="T12">) профессиональн</text:span><text:span text:style-name="T14">ые инструменты</text:span><text:span text:style-name="T12"> </text:span><text:span text:style-name="T14">(отмычки, алхимические ингридиенты, <text:tab/><text:tab/>базовые зачарования или инструменты)<text:line-break/><text:tab/><text:tab/>г) набор зелий и свитков (исцеляющее, восстанавливающее, одно случайное <text:tab/><text:tab/>зелье, один случайный свиток)</text:span></text:p>
      <text:p text:style-name="P4"><text:tab/><text:tab/><text:span text:style-name="T16">д) 150 септимов</text:span></text:p>
      <text:p text:style-name="P4"><text:tab/><text:span text:style-name="T14">Деньги:</text:span></text:p>
      <text:p text:style-name="P4"><text:tab/><text:tab/><text:span text:style-name="T4">1</text:span><text:span text:style-name="T1">d10</text:span><text:span text:style-name="T4">0</text:span><text:span text:style-name="T1"> </text:span><text:span text:style-name="T3">септимов</text:span></text:p>
      <text:p text:style-name="P4"><text:span text:style-name="T3"><text:tab/><text:tab/></text:span><text:span text:style-name="T1">1d</text:span><text:span text:style-name="T3">100 септимов за каждый ранг Торговли</text:span></text:p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TableLine3133150413728">
          <table:table-cell table:style-name="Таблица1.A1" table:number-columns-spanned="2" office:value-type="string">
            <text:p text:style-name="P2"><text:span text:style-name="T2">Общие навыки</text:span></text:p>
          </table:table-cell>
          <table:covered-table-cell/>
        </table:table-row>
        <table:table-row table:style-name="TableLine3133150413728">
          <table:table-cell table:style-name="Таблица1.A2" office:value-type="string">
            <text:p text:style-name="P12">Акробатика (Ловкость)</text:p>
          </table:table-cell>
          <table:table-cell table:style-name="Таблица1.B2" office:value-type="string">
            <text:p text:style-name="P12">Координация</text:p>
          </table:table-cell>
        </table:table-row>
        <table:table-row table:style-name="TableLine3133150414544">
          <table:table-cell table:style-name="Таблица1.A2" office:value-type="string">
            <text:p text:style-name="P12">Алхимия (Интеллект)</text:p>
          </table:table-cell>
          <table:table-cell table:style-name="Таблица1.B2" office:value-type="string">
            <text:p text:style-name="P12">Медицина</text:p>
          </table:table-cell>
        </table:table-row>
        <table:table-row table:style-name="TableLine3133150410736">
          <table:table-cell table:style-name="Таблица1.A2" office:value-type="string">
            <text:p text:style-name="P12">Атлетика (Сила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14816">
          <table:table-cell table:style-name="Таблица1.A2" office:value-type="string">
            <text:p text:style-name="P12">Взлом (Ловкость)</text:p>
          </table:table-cell>
          <table:table-cell table:style-name="Таблица1.B2" office:value-type="string">
            <text:p text:style-name="P12">Мошенничество</text:p>
          </table:table-cell>
        </table:table-row>
        <table:table-row table:style-name="TableLine3133150415088">
          <table:table-cell table:style-name="Таблица1.A2" office:value-type="string">
            <text:p text:style-name="P12">Выдержка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09920">
          <table:table-cell table:style-name="Таблица1.A2" office:value-type="string">
            <text:p text:style-name="P12">Выживание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11552">
          <table:table-cell table:style-name="Таблица1.A2" office:value-type="string">
            <text:p text:style-name="P12"><text:span text:style-name="T6">Стойкость</text:span> (Выносливость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11824">
          <table:table-cell table:style-name="Таблица1.A2" office:value-type="string">
            <text:p text:style-name="P12">Готовность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12096">
          <table:table-cell table:style-name="Таблица1.A2" office:value-type="string">
            <text:p text:style-name="P12">Зачарование (Интеллект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12368">
          <table:table-cell table:style-name="Таблица1.A2" office:value-type="string">
            <text:p text:style-name="P12">Инженерия (Интеллект)</text:p>
          </table:table-cell>
          <table:table-cell table:style-name="Таблица1.B2" office:value-type="string">
            <text:p text:style-name="P12">Механика</text:p>
          </table:table-cell>
        </table:table-row>
        <table:table-row table:style-name="TableLine3133150434400">
          <table:table-cell table:style-name="Таблица1.A2" office:value-type="string">
            <text:p text:style-name="P12">Кузнечное дело (Сила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1616">
          <table:table-cell table:style-name="Таблица1.A2" office:value-type="string">
            <text:p text:style-name="P12">Поиск (Воля)</text:p>
          </table:table-cell>
          <table:table-cell table:style-name="Таблица1.B2" office:value-type="string">
            <text:p text:style-name="P12">Внимание</text:p>
          </table:table-cell>
        </table:table-row>
        <table:table-row table:style-name="TableLine3133150437120">
          <table:table-cell table:style-name="Таблица1.A2" office:value-type="string">
            <text:p text:style-name="P12">Слухи (Воля)</text:p>
          </table:table-cell>
          <table:table-cell table:style-name="Таблица1.B2" office:value-type="string">
            <text:p text:style-name="P12">Уличное чутье</text:p>
          </table:table-cell>
        </table:table-row>
        <table:table-row table:style-name="TableLine3133150421888">
          <table:table-cell table:style-name="Таблица1.A2" office:value-type="string">
            <text:p text:style-name="P12">Скрытность (Ловкость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6304">
          <table:table-cell table:style-name="Таблица1.A2" office:value-type="string">
            <text:p text:style-name="P12">Уход за животными (Воля)</text:p>
          </table:table-cell>
          <table:table-cell table:style-name="Таблица1.B2" office:value-type="string">
            <text:p text:style-name="P12">Верховая езда</text:p>
          </table:table-cell>
        </table:table-row>
        <table:table-row table:style-name="TableLine3133150424336">
          <table:table-cell table:style-name="Таблица1.A2" office:value-type="string">
            <text:p text:style-name="P12">Хладнокровие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4608">
          <table:table-cell table:style-name="Таблица1.B2" table:number-columns-spanned="2" office:value-type="string">
            <text:p text:style-name="P3">Знания</text:p>
          </table:table-cell>
          <table:covered-table-cell/>
        </table:table-row>
        <table:table-row table:style-name="TableLine3133150426512">
          <table:table-cell table:style-name="Таблица1.A2" office:value-type="string">
            <text:p text:style-name="P12">Божества (Интеллект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5424">
          <table:table-cell table:style-name="Таблица1.A2" office:value-type="string">
            <text:p text:style-name="P12">Даэдра (Интеллект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2432">
          <table:table-cell table:style-name="Таблица1.A2" office:value-type="string">
            <text:p text:style-name="P12">История (Интеллект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5216">
          <table:table-cell table:style-name="Таблица1.B2" table:number-columns-spanned="2" office:value-type="string">
            <text:p text:style-name="P3">Социальные навыки</text:p>
          </table:table-cell>
          <table:covered-table-cell/>
        </table:table-row>
        <table:table-row table:style-name="TableLine3133150436576">
          <table:table-cell table:style-name="Таблица1.A2" office:value-type="string">
            <text:p text:style-name="P12">Красноречие (<text:span text:style-name="T5">Обаяние</text:span>)</text:p>
          </table:table-cell>
          <table:table-cell table:style-name="Таблица1.B2" office:value-type="string">
            <text:p text:style-name="P12">Обаяние</text:p>
          </table:table-cell>
        </table:table-row>
        <table:table-row table:style-name="TableLine3133150436032">
          <table:table-cell table:style-name="Таблица1.A2" office:value-type="string">
            <text:p text:style-name="P13">Лидерство (<text:span text:style-name="T5">Обаяние</text:span>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1952">
          <table:table-cell table:style-name="Таблица1.A2" office:value-type="string">
            <text:p text:style-name="P13">Обман (<text:span text:style-name="T5">Обаяние</text:span>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5488">
          <table:table-cell table:style-name="Таблица1.A2" office:value-type="string">
            <text:p text:style-name="P13">Торговля (<text:span text:style-name="T5">Обаяние</text:span>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6784">
          <table:table-cell table:style-name="Таблица1.A2" office:value-type="string">
            <text:p text:style-name="P13">Угроза (<text:span text:style-name="T5">Обаяние</text:span>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6848">
          <table:table-cell table:style-name="Таблица1.B2" table:number-columns-spanned="2" office:value-type="string">
            <text:p text:style-name="P3">Боевые навыки</text:p>
          </table:table-cell>
          <table:covered-table-cell/>
        </table:table-row>
        <table:table-row table:style-name="TableLine3133150428144">
          <table:table-cell table:style-name="Таблица1.A2" office:value-type="string">
            <text:p text:style-name="P12">Блокирование (Выносливость)</text:p>
          </table:table-cell>
          <table:table-cell table:style-name="Таблица1.B2" office:value-type="string">
            <text:p text:style-name="P10">Действие Блок: навык <text:span text:style-name="T7">Блокирование</text:span> становится сложностью для атаки <text:span text:style-name="T7">ближнего боя против вас</text:span></text:p>
          </table:table-cell>
        </table:table-row>
        <table:table-row table:style-name="TableLine3133150437392">
          <table:table-cell table:style-name="Таблица1.A2" office:value-type="string">
            <text:p text:style-name="P12">Двуручное оружие (Сила или Ловкость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0256">
          <table:table-cell table:style-name="Таблица1.A2" office:value-type="string">
            <text:p text:style-name="P12">Одноручное оружие (Сила или Ловкость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7328">
          <table:table-cell table:style-name="Таблица1.A2" office:value-type="string">
            <text:p text:style-name="P12">Рукопашный бой (Сила или Ловкость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0528">
          <table:table-cell table:style-name="Таблица1.A2" office:value-type="string">
            <text:p text:style-name="P12">Стрельба (Ловкость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2976">
          <table:table-cell table:style-name="Таблица1.B2" table:number-columns-spanned="2" office:value-type="string">
            <text:p text:style-name="P3">Магические навыки</text:p>
          </table:table-cell>
          <table:covered-table-cell/>
        </table:table-row>
        <table:table-row table:style-name="TableLine3133150420800">
          <table:table-cell table:style-name="Таблица1.A2" office:value-type="string">
            <text:p text:style-name="P12">Восстановление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4672">
          <table:table-cell table:style-name="Таблица1.A2" office:value-type="string">
            <text:p text:style-name="P12">Изменение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3312">
          <table:table-cell table:style-name="Таблица1.A2" office:value-type="string">
            <text:p text:style-name="P13">Иллюзия (<text:span text:style-name="T5">Обаяние</text:span>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4944">
          <table:table-cell table:style-name="Таблица1.A2" office:value-type="string">
            <text:p text:style-name="P12">Колдовство (Интеллект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21072">
          <table:table-cell table:style-name="Таблица1.A2" office:value-type="string">
            <text:p text:style-name="P12">Мистицизм (Воля)</text:p>
          </table:table-cell>
          <table:table-cell table:style-name="Таблица1.B2" office:value-type="string">
            <text:p text:style-name="P12"/>
          </table:table-cell>
        </table:table-row>
        <table:table-row table:style-name="TableLine3133150435760">
          <table:table-cell table:style-name="Таблица1.A2" office:value-type="string">
            <text:p text:style-name="P12">Разрушение (Воля)</text:p>
          </table:table-cell>
          <table:table-cell table:style-name="Таблица1.B2" office:value-type="string">
            <text:p text:style-name="P1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iciaText-Regular" svg:font-family="NoticiaText-Regular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41e3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3T09:51:49.496000000</dc:date>
    <meta:editing-duration>PT9H24M58S</meta:editing-duration>
    <meta:editing-cycles>101</meta:editing-cycles>
    <meta:generator>LibreOffice/7.2.1.2$Windows_X86_64 LibreOffice_project/87b77fad49947c1441b67c559c339af8f3517e22</meta:generator>
    <meta:document-statistic meta:table-count="1" meta:image-count="0" meta:object-count="0" meta:page-count="2" meta:paragraph-count="82" meta:word-count="310" meta:character-count="2306" meta:non-whitespace-character-count="2016"/>
  </office:meta>
</office:document-meta>
</file>